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20cb04" officeooo:paragraph-rsid="0020cb04"/>
    </style:style>
    <style:style style:name="P2" style:family="paragraph" style:parent-style-name="Standard">
      <style:text-properties fo:language="pl" fo:country="PL" officeooo:rsid="00223eec" officeooo:paragraph-rsid="00223eec"/>
    </style:style>
    <style:style style:name="P3" style:family="paragraph" style:parent-style-name="Standard">
      <style:text-properties fo:language="pl" fo:country="PL" officeooo:rsid="002301a6" officeooo:paragraph-rsid="002301a6"/>
    </style:style>
    <style:style style:name="P4" style:family="paragraph" style:parent-style-name="Standard" style:list-style-name="L1">
      <style:text-properties fo:language="pl" fo:country="PL" officeooo:rsid="0020cb04" officeooo:paragraph-rsid="0020cb04"/>
    </style:style>
    <style:style style:name="P5" style:family="paragraph" style:parent-style-name="Standard" style:list-style-name="L1">
      <style:text-properties fo:language="pl" fo:country="PL" officeooo:rsid="00244f79" officeooo:paragraph-rsid="00244f79"/>
    </style:style>
    <style:style style:name="P6" style:family="paragraph" style:parent-style-name="Standard" style:list-style-name="L2">
      <style:text-properties fo:language="pl" fo:country="PL" officeooo:rsid="00244f79" officeooo:paragraph-rsid="00244f79"/>
    </style:style>
    <style:style style:name="P7" style:family="paragraph" style:parent-style-name="Standard" style:list-style-name="L1">
      <style:text-properties fo:language="pl" fo:country="PL" officeooo:rsid="00223eec" officeooo:paragraph-rsid="00223eec"/>
    </style:style>
    <style:style style:name="P8" style:family="paragraph" style:parent-style-name="Standard" style:list-style-name="L1">
      <style:text-properties fo:language="pl" fo:country="PL" officeooo:rsid="002301a6" officeooo:paragraph-rsid="002301a6"/>
    </style:style>
    <style:style style:name="P9" style:family="paragraph" style:parent-style-name="Standard" style:list-style-name="L3">
      <style:paragraph-properties fo:text-align="start" style:justify-single-word="false"/>
      <style:text-properties fo:language="pl" fo:country="PL" officeooo:rsid="002301a6" officeooo:paragraph-rsid="0026943f"/>
    </style:style>
    <style:style style:name="P10" style:family="paragraph" style:parent-style-name="Standard" style:list-style-name="L3">
      <style:paragraph-properties fo:text-align="start" style:justify-single-word="false"/>
      <style:text-properties fo:language="pl" fo:country="PL" officeooo:paragraph-rsid="0026943f"/>
    </style:style>
    <style:style style:name="P11" style:family="paragraph" style:parent-style-name="Standard" style:list-style-name="L3">
      <style:paragraph-properties fo:text-align="start" style:justify-single-word="false"/>
      <style:text-properties fo:language="pl" fo:country="PL" fo:font-style="normal" fo:font-weight="normal" officeooo:rsid="002301a6" officeooo:paragraph-rsid="0026943f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text-properties fo:language="pl" fo:country="PL" fo:font-style="normal" fo:font-weight="normal" officeooo:rsid="0026ddc7" officeooo:paragraph-rsid="0026ddc7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text-properties fo:language="pl" fo:country="PL" officeooo:rsid="0026943f" officeooo:paragraph-rsid="0026943f"/>
    </style:style>
    <style:style style:name="P14" style:family="paragraph" style:parent-style-name="Standard" style:list-style-name="L1">
      <style:text-properties fo:language="pl" fo:country="PL" officeooo:rsid="0026ddc7" officeooo:paragraph-rsid="0026ddc7"/>
    </style:style>
    <style:style style:name="P15" style:family="paragraph" style:parent-style-name="Standard" style:list-style-name="L1">
      <style:paragraph-properties fo:break-before="page"/>
      <style:text-properties fo:language="pl" fo:country="PL" officeooo:rsid="002301a6" officeooo:paragraph-rsid="002301a6"/>
    </style:style>
    <style:style style:name="T1" style:family="text">
      <style:text-properties officeooo:rsid="0020cb04"/>
    </style:style>
    <style:style style:name="T2" style:family="text">
      <style:text-properties officeooo:rsid="002301a6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2301a6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301a6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3f42f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56538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8699c" style:font-style-asian="normal" style:font-weight-asian="normal" style:font-style-complex="normal" style:font-weight-complex="normal"/>
    </style:style>
    <style:style style:name="T10" style:family="text">
      <style:text-properties officeooo:rsid="0028699c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36776917914393791" text:style-name="L1">
        <text:list-item>
          <text:p text:style-name="P4">Ogólny zarys aplikacji</text:p>
          <text:list>
            <text:list-header>
              <text:p text:style-name="P4">Użytkownik za pomocą słowa klucz wybiera czy polecenie ma zostać wykonane przez telefon czy komputer, następnie podaje polecenie w formie komenda + ewentualne parametry. Następnie w zależności czy aplikacja ma wykonać polecenie na telefonie czy na komputerze uruchamia odpowiednie procedury (diagram 2 oraz diagram 3).</text:p>
              <text:p text:style-name="P4"/>
              <text:p text:style-name="P4">Przykłady wywołań:</text:p>
              <text:list>
                <text:list-item>
                  <text:p text:style-name="P4">komputer włącz chrome – uruchomienie chrome</text:p>
                </text:list-item>
                <text:list-item>
                  <text:p text:style-name="P4">komputer wyłącz – wyłączenie komputera</text:p>
                </text:list-item>
                <text:list-item>
                  <text:p text:style-name="P4">telefon głośniej – podgłośnienie telefonu</text:p>
                </text:list-item>
                <text:list-item>
                  <text:p text:style-name="P4">telefon zadzwoń nazwa_kontaktu – telefon wykonuje połączenie do kontaktu o podanej nazwie</text:p>
                  <text:p text:style-name="P5"/>
                </text:list-item>
              </text:list>
              <text:p text:style-name="P5">Przykładowe czynności jakie obsługuje aplikacja:</text:p>
              <text:list text:continue-numbering="true">
                <text:list-item>
                  <text:p text:style-name="P5">wyłączenie telefonu/komputera</text:p>
                </text:list-item>
                <text:list-item>
                  <text:p text:style-name="P5">zwiększenie/zmniejszenie głośności na telefonie (multimediów, alarmów, dzwonka)</text:p>
                </text:list-item>
              </text:list>
            </text:list-header>
          </text:list>
        </text:list-item>
      </text:list>
      <text:list xml:id="list7549994218812920288" text:style-name="L2">
        <text:list-item>
          <text:list>
            <text:list-item>
              <text:list>
                <text:list-item>
                  <text:p text:style-name="P6">zwiększenie/zmniejszenie głośności na komputerze</text:p>
                </text:list-item>
                <text:list-item>
                  <text:p text:style-name="P6">zwiększenie/zmniejszenie jasności ekranu (komputer, telefon) </text:p>
                </text:list-item>
                <text:list-item>
                  <text:p text:style-name="P6">zadzwoń do osoby o zadanej nazwie kontaktu (telefon)</text:p>
                </text:list-item>
                <text:list-item>
                  <text:p text:style-name="P6">następny utwór/strona (komputer/telefon)</text:p>
                </text:list-item>
              </text:list>
            </text:list-item>
          </text:list>
        </text:list-item>
      </text:list>
      <text:p text:style-name="P1"/>
      <text:p text:style-name="P1"/>
      <text:list xml:id="list115801970768495" text:continue-list="list2036776917914393791" text:style-name="L1">
        <text:list-item>
          <text:p text:style-name="P7">Główne rzeczy do implementacji?</text:p>
          <text:list>
            <text:list-item>
              <text:p text:style-name="P7">serwer na komputerze, który nasłuchuje czekając na nadejście polecenia jakie ma zostać wykonane.</text:p>
              <text:p text:style-name="P7"/>
            </text:list-item>
            <text:list-item>
              <text:p text:style-name="P7">demon który działa w tle na telefonie z systemem Android, czekając na nadejście poleceni<text:span text:style-name="T2">a</text:span></text:p>
              <text:p text:style-name="P7"/>
            </text:list-item>
            <text:list-item>
              <text:p text:style-name="P7">GUI do konfiguracji aplikacji na telefonie oraz ewentualnej konfiguracji serwera na komputerze</text:p>
            </text:list-item>
          </text:list>
        </text:list-item>
      </text:list>
      <text:p text:style-name="P2"/>
      <text:p text:style-name="P2"/>
      <text:list xml:id="list115802319289737" text:continue-numbering="true" text:style-name="L1">
        <text:list-item>
          <text:p text:style-name="P7">Uwagi do implementacji</text:p>
          <text:list>
            <text:list-item>
              <text:p text:style-name="P7">Serwer na komputerze</text:p>
              <text:list>
                <text:list-item>
                  <text:p text:style-name="P7">działa w tle</text:p>
                  <text:p text:style-name="P7"/>
                </text:list-item>
                <text:list-item>
                  <text:p text:style-name="P7">odbiera polecenia przez internet na zadanym porcie</text:p>
                  <text:p text:style-name="P7"/>
                </text:list-item>
                <text:list-item>
                  <text:p text:style-name="P7">wykorzystuje <text:span text:style-name="T2">TCP</text:span></text:p>
                  <text:p text:style-name="P7"/>
                </text:list-item>
              </text:list>
            </text:list-item>
            <text:list-item>
              <text:p text:style-name="P8">GUI do konfiguracji na telefonie</text:p>
              <text:list>
                <text:list-item>
                  <text:p text:style-name="P8">przycisk do wyłączenia/włączenia demona</text:p>
                  <text:p text:style-name="P8"/>
                </text:list-item>
                <text:list-item>
                  <text:p text:style-name="P8">konfiguracja poleceń i słów przypisanych do nich</text:p>
                  <text:p text:style-name="P8"/>
                </text:list-item>
                <text:list-item>
                  <text:p text:style-name="P8">ewent<text:span text:style-name="T10">u</text:span>alna konfiguracja połączenia z komputerem</text:p>
                </text:list-item>
              </text:list>
            </text:list-item>
          </text:list>
        </text:list-item>
      </text:list>
      <text:p text:style-name="P3"/>
      <text:list xml:id="list115801838995947" text:continue-numbering="true" text:style-name="L1">
        <text:list-item>
          <text:list>
            <text:list-item>
              <text:p text:style-name="P15"><text:span text:style-name="T1"><text:s/></text:span>Demon na telefonie</text:p>
            </text:list-item>
          </text:list>
        </text:list-item>
      </text:list>
      <text:list xml:id="list5670089992649823382" text:style-name="L3">
        <text:list-item>
          <text:list>
            <text:list-item>
              <text:list>
                <text:list-item>
                  <text:p text:style-name="P10"><text:span text:style-name="T2">działa w tle i aktywuje się po nadejściu słowa klucz </text:span><text:span text:style-name="T4">KOMPUTER </text:span><text:span text:style-name="T6">lub </text:span><text:span text:style-name="T4">TELEFON</text:span></text:p>
                  <text:list>
                    <text:list-item>
                      <text:p text:style-name="P9">słowa klucz <text:span text:style-name="T3">KOMPUTER</text:span> lub <text:span text:style-name="T3">TELEFON </text:span><text:span text:style-name="T5">są przetwarzane przy wykorzystaniu biblioteki SPHINX. </text:span><text:span text:style-name="T8">Diagram przepływu – diagram nr 1</text:span></text:p>
                      <text:p text:style-name="P11"/>
                    </text:list-item>
                  </text:list>
                </text:list-item>
                <text:list-item>
                  <text:p text:style-name="P9"><text:span text:style-name="T5">gdy nadejdzie słowo klucz, demon przy wykorzystaniu połączenia z serwera</text:span><text:span text:style-name="T9">m</text:span><text:span text:style-name="T5">i google konwertuje polecenie oraz ewentualne parametry z postaci głosowej na tekstową (speech to text). </text:span><text:span text:style-name="T8">Diagram przepływu – </text:span><text:span text:style-name="T5"><text:s/></text:span><text:span text:style-name="T8">diagram nr 2 i diagram nr 3</text:span></text:p>
                  <text:p text:style-name="P11"/>
                </text:list-item>
                <text:list-item>
                  <text:p text:style-name="P9"><text:span text:style-name="T5">następnie, w zależności czy dana czynność ma zostać wykonana na komputerze czy </text:span><text:span text:style-name="T7">na telefonie tworzy odpowiednie wątki odpowiedzialne za wykonanie polecenia lub przesłanie stosownego komunikatu do serwera na komputerze. </text:span><text:span text:style-name="T8">Diagram przepływu – diagram nr 2 i diagram nr 3</text:span></text:p>
                  <text:p text:style-name="P9"/>
                </text:list-item>
              </text:list>
            </text:list-item>
          </text:list>
        </text:list-item>
      </text:list>
      <text:list xml:id="list115802561599902" text:continue-list="list115801838995947" text:style-name="L1">
        <text:list-item>
          <text:p text:style-name="P13">Diagramy przepływu</text:p>
          <text:list>
            <text:list-item>
              <text:p text:style-name="P14"><text:span text:style-name="T8">D</text:span><text:span text:style-name="T5">iagram nr 1</text:span></text:p>
            </text:list-item>
            <text:list-item>
              <text:p text:style-name="P12">Diagram nr 2</text:p>
            </text:list-item>
            <text:list-item>
              <text:p text:style-name="P12">Diagram nr 3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0:18:00.624181464</meta:creation-date>
    <meta:generator>LibreOffice/5.1.4.2$Windows_x86 LibreOffice_project/f99d75f39f1c57ebdd7ffc5f42867c12031db97a</meta:generator>
    <dc:date>2016-12-06T11:58:01.276000000</dc:date>
    <meta:editing-duration>PT21M44S</meta:editing-duration>
    <meta:editing-cycles>7</meta:editing-cycles>
    <meta:document-statistic meta:table-count="0" meta:image-count="0" meta:object-count="0" meta:page-count="2" meta:paragraph-count="44" meta:word-count="345" meta:character-count="2346" meta:non-whitespace-character-count="2068"/>
  </office:meta>
</office:document-meta>
</file>